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416cm" fo:min-width="1.717cm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415cm" fo:min-width="1.71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1.806cm"/>
    </style:style>
    <style:style style:name="gr6" style:family="graphic" style:parent-style-name="standard">
      <style:graphic-properties svg:stroke-color="#000000" draw:marker-end="Arrow" draw:textarea-vertical-align="middle"/>
    </style:style>
    <style:style style:name="gr7" style:family="graphic" style:parent-style-name="standard">
      <style:graphic-properties svg:stroke-color="#000000" draw:marker-start="" draw:marker-end="Arrow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415cm" fo:min-width="1.717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554cm" fo:min-width="2.32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03cm" fo:min-width="2.22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236cm" fo:min-width="2.701cm"/>
    </style:style>
    <style:style style:name="gr12" style:family="graphic" style:parent-style-name="objectwithoutfill">
      <style:graphic-properties svg:stroke-color="#000000" draw:marker-end="Arrow" draw:fill="solid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554cm" fo:min-width="2.775cm"/>
    </style:style>
    <style:style style:name="gr14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2.554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412cm" fo:min-width="2.72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744cm" fo:min-width="2.50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149cm" fo:min-width="3.61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2.329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318cm" fo:min-width="1.90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383cm" fo:min-width="2.432cm"/>
    </style:style>
    <style:style style:name="gr23" style:family="graphic" style:parent-style-name="objectwithoutfill">
      <style:graphic-properties svg:stroke-color="#ff0000" draw:marker-end="Arrow" draw:fill="solid" draw:textarea-vertical-align="middle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2.522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0.822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0.622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0.473cm" fo:min-width="0.722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0.472cm" fo:min-width="1.321cm"/>
    </style:style>
    <style:style style:name="gr30" style:family="graphic" style:parent-style-name="standard">
      <style:graphic-properties draw:stroke="none" draw:fill="none" fo:min-height="1.069cm"/>
    </style:style>
    <style:style style:name="gr31" style:family="graphic" style:parent-style-name="objectwithoutfill">
      <style:graphic-properties svg:stroke-color="#ff0000" draw:marker-end="Arrow" draw:marker-end-width="0.3cm" draw:fill="solid" draw:fill-color="#ff0000" draw:textarea-vertical-align="middle"/>
    </style:style>
    <style:style style:name="gr32" style:family="graphic" style:parent-style-name="objectwithoutfill">
      <style:graphic-properties draw:marker-end="Arrow" draw:marker-end-width="0.3cm" draw:fill="solid" draw:textarea-vertical-align="middle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465cm" fo:min-width="2.624cm"/>
    </style:style>
    <style:style style:name="gr34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35" style:family="graphic" style:parent-style-name="standard">
      <style:graphic-properties draw:stroke="none" draw:fill="none" fo:min-height="0.15cm"/>
    </style:style>
    <style:style style:name="gr36" style:family="graphic" style:parent-style-name="standard">
      <style:graphic-properties draw:stroke="none" draw:fill="none" fo:min-height="0.869cm"/>
    </style:style>
    <style:style style:name="gr37" style:family="graphic" style:parent-style-name="objectwithoutfill">
      <style:graphic-properties svg:stroke-color="#729fcf" draw:marker-end="Arrow" draw:marker-end-width="0.3cm" draw:fill="solid" draw:textarea-vertical-align="middle"/>
    </style:style>
    <style:style style:name="gr38" style:family="graphic" style:parent-style-name="standard">
      <style:graphic-properties draw:stroke="none" draw:fill="none" fo:min-height="0.358cm"/>
    </style:style>
    <style:style style:name="gr39" style:family="graphic" style:parent-style-name="standard">
      <style:graphic-properties draw:stroke="none" draw:fill="none" fo:min-height="0cm"/>
    </style:style>
    <style:style style:name="gr40" style:family="graphic" style:parent-style-name="objectwithoutfill">
      <style:graphic-properties svg:stroke-color="#3465a4" draw:marker-end="" draw:marker-end-width="0.3cm" draw:fill="solid" draw:textarea-vertical-align="middle"/>
    </style:style>
    <style:style style:name="gr4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7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9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font-size="9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="none"/>
      <style:paragraph-properties fo:text-align="start"/>
      <style:text-properties fo:font-size="8pt" style:font-size-asian="18pt" style:font-size-complex="18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="none"/>
      <style:text-properties fo:color="#ff0000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none"/>
      <style:text-properties fo:color="#729fcf" fo:font-size="9pt" style:font-size-asian="18pt" style:font-size-complex="18pt"/>
    </style:style>
    <style:style style:name="T1" style:family="text">
      <style:text-properties fo:font-size="7pt" style:font-size-asian="18pt" style:font-size-complex="18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ff0000" fo:font-size="9pt" style:font-size-asian="18pt" style:font-size-complex="18pt"/>
    </style:style>
    <style:style style:name="T7" style:family="text">
      <style:text-properties fo:color="#729fcf"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287cm" svg:height="0.736cm" svg:x="20.119cm" svg:y="1.17cm">
          <text:p text:style-name="P1"><text:span text:style-name="T1">Fenêtre principa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1.262cm" svg:y1="0.368cm" svg:x2="21.262cm" svg:y2="1.17cm" draw:start-shape="id1" draw:start-glue-point="8" draw:end-shape="id2" draw:end-glue-point="0" svg:d="M21262 368v802" svg:viewBox="0 0 1 803">
          <text:p/>
        </draw:connector>
        <draw:custom-shape draw:style-name="gr3" draw:text-style-name="P3" xml:id="id1" draw:id="id1" draw:layer="layout" svg:width="0.176cm" svg:height="0.2cm" svg:x="21.174cm" svg:y="0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286cm" svg:height="0.735cm" svg:x="23.168cm" svg:y="2.24cm">
          <text:p text:style-name="P1"><text:span text:style-name="T2">Barre d’outi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2" draw:id="id12" draw:layer="layout" svg:width="3.26cm" svg:height="0.802cm" svg:x="2.3cm" svg:y="1.839cm">
          <text:p text:style-name="P5"><text:span text:style-name="T2">Fermer la fenêtre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xml:id="id33" draw:id="id33" draw:layer="layout" svg:x1="21.262cm" svg:y1="0.368cm" svg:x2="21.262cm" svg:y2="1.17cm" svg:d="M21262 368v802" svg:viewBox="0 0 1 803">
          <text:p/>
        </draw:connector>
        <draw:custom-shape draw:style-name="gr3" draw:text-style-name="P3" xml:id="id11" draw:id="id11" draw:layer="layout" svg:width="0.176cm" svg:height="0.201cm" svg:x="0.459cm" svg:y="2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9.268cm" svg:y1="3.175cm" svg:x2="19.767cm" svg:y2="18.726cm" draw:start-shape="id3" draw:start-glue-point="2" draw:end-shape="id4" draw:end-glue-point="3" svg:d="M19268 3175v7592h-3v7959h502" svg:viewBox="0 0 503 15552">
          <text:p/>
        </draw:connector>
        <draw:connector draw:style-name="gr6" draw:text-style-name="P1" draw:layer="layout" svg:x1="22.406cm" svg:y1="1.538cm" svg:x2="24.311cm" svg:y2="2.24cm" draw:start-shape="id2" draw:start-glue-point="1" draw:end-shape="id5" draw:end-glue-point="0" svg:d="M22406 1538h1905v702" svg:viewBox="0 0 1906 703">
          <text:p/>
        </draw:connector>
        <draw:connector draw:style-name="gr6" draw:text-style-name="P1" draw:layer="layout" svg:x1="21.262cm" svg:y1="1.906cm" svg:x2="20.412cm" svg:y2="2.807cm" draw:start-shape="id2" draw:start-glue-point="2" draw:end-shape="id3" draw:end-glue-point="1" svg:d="M21262 1906v901h-850" svg:viewBox="0 0 851 902">
          <text:p/>
        </draw:connector>
        <draw:custom-shape draw:style-name="gr8" draw:text-style-name="P7" xml:id="id4" draw:id="id4" draw:layer="layout" svg:width="2.287cm" svg:height="0.735cm" svg:x="19.767cm" svg:y="18.359cm">
          <text:p text:style-name="P1"><text:span text:style-name="T3">Ai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8" draw:id="id8" draw:layer="layout" svg:width="2.286cm" svg:height="0.735cm" svg:x="19.826cm" svg:y="16.761cm">
          <text:p text:style-name="P1"><text:span text:style-name="T3">Préfé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9" draw:id="id19" draw:layer="layout" svg:width="3.994cm" svg:height="1.136cm" svg:x="12.3cm" svg:y="18.165cm">
          <text:list text:style-name="L1">
            <text:list-item>
              <text:p text:style-name="P5"><text:span text:style-name="T4">Manuel d’aide...</text:span></text:p>
            </text:list-item>
            <text:list-item>
              <text:p text:style-name="P8"><text:span text:style-name="T4">À propos... 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9" draw:id="id9" draw:layer="layout" svg:width="3.853cm" svg:height="1.808cm" svg:x="12.3cm" svg:y="16.293cm">
          <text:list text:style-name="L1">
            <text:list-item>
              <text:p text:style-name="P5"><text:span text:style-name="T4">Mode sombre</text:span></text:p>
              <text:list>
                <text:list-item>
                  <text:p text:style-name="P5"><text:span text:style-name="T4">Cocher</text:span></text:p>
                </text:list-item>
                <text:list-item>
                  <text:p text:style-name="P5"><text:span text:style-name="T4">Décocher</text:span></text:p>
                </text:list-item>
              </text:list>
            </text:list-item>
            <text:list-item>
              <text:p text:style-name="P8"><text:span text:style-name="T4">Langues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" draw:id="id3" draw:layer="layout" svg:width="2.287cm" svg:height="0.735cm" svg:x="18.125cm" svg:y="2.44cm">
          <text:p text:style-name="P1"><text:span text:style-name="T2">Barre de 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7" draw:id="id7" draw:layer="layout" svg:width="4.525cm" svg:height="2.1cm" svg:x="23.775cm" svg:y="3.414cm">
          <text:list text:style-name="L1">
            <text:list-item>
              <text:p text:style-name="P5"><text:span text:style-name="T4">Nouveau </text:span></text:p>
              <text:p text:style-name="P5"><text:span text:style-name="T4">tableau aléatoire</text:span></text:p>
            </text:list-item>
            <text:list-item>
              <text:p text:style-name="P8"><text:span text:style-name="T4"><text:s/></text:span><text:span text:style-name="T4">Ouvrir tableau…</text:span></text:p>
            </text:list-item>
            <text:list-item>
              <text:p text:style-name="P8"><text:span text:style-name="T4">Enregistrer</text:span></text:p>
            </text:list-item>
            <text:list-item>
              <text:p text:style-name="P8"><text:span text:style-name="T4">Enregistrer sous…</text:span></text:p>
            </text:list-item>
            <text:list-item>
              <text:p text:style-name="P8"><text:span text:style-name="T4">Exporter...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6" draw:id="id6" draw:layer="layout" svg:width="2.287cm" svg:height="0.735cm" svg:x="19.767cm" svg:y="4.111cm">
          <text:p text:style-name="P1"><text:span text:style-name="T3">Fich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22.054cm" svg:y1="4.478cm" svg:x2="23.775cm" svg:y2="4.464cm" draw:start-shape="id6" draw:start-glue-point="1" draw:end-shape="id7" draw:end-glue-point="6" svg:d="M22054 4478l1721-14" svg:viewBox="0 0 1722 15">
          <text:p/>
        </draw:connector>
        <draw:connector draw:style-name="gr12" draw:text-style-name="P10" draw:layer="layout" draw:type="line" svg:x1="19.826cm" svg:y1="17.128cm" svg:x2="16.153cm" svg:y2="17.197cm" draw:start-shape="id8" draw:start-glue-point="3" draw:end-shape="id9" draw:end-glue-point="10" svg:d="M19826 17128l-3673 69" svg:viewBox="0 0 3674 70">
          <text:p/>
        </draw:connector>
        <draw:custom-shape draw:style-name="gr13" draw:text-style-name="P9" xml:id="id10" draw:id="id10" draw:layer="layout" svg:width="4.629cm" svg:height="1.136cm" svg:x="12.5cm" svg:y="3.911cm">
          <text:list text:style-name="L1">
            <text:list-item>
              <text:p text:style-name="P5"><text:span text:style-name="T4">Aperçu avant</text:span></text:p>
              <text:p text:style-name="P5"><text:span text:style-name="T4">d’impression...</text:span></text:p>
            </text:list-item>
            <text:list-item>
              <text:p text:style-name="P8"><text:span text:style-name="T4">Imprimer...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19.767cm" svg:y1="4.478cm" svg:x2="17.129cm" svg:y2="4.479cm" draw:start-shape="id6" draw:start-glue-point="3" draw:end-shape="id10" draw:end-glue-point="10" svg:d="M19767 4478l-2638 1" svg:viewBox="0 0 2639 2">
          <text:p/>
        </draw:connector>
        <draw:connector draw:style-name="gr14" draw:text-style-name="P10" draw:layer="layout" draw:type="line" svg:x1="0.635cm" svg:y1="2.207cm" svg:x2="2.3cm" svg:y2="2.24cm" draw:start-shape="id11" draw:start-glue-point="10" draw:end-shape="id12" draw:end-glue-point="6" svg:d="M635 2207l1665 33" svg:viewBox="0 0 1666 34">
          <text:p/>
        </draw:connector>
        <draw:connector draw:style-name="gr14" draw:text-style-name="P10" draw:layer="layout" draw:type="line" svg:x1="17.449cm" svg:y1="10.31cm" svg:x2="19.826cm" svg:y2="10.355cm" draw:start-shape="id13" draw:start-glue-point="10" draw:end-shape="id14" draw:end-glue-point="3" svg:d="M17449 10310l2377 45" svg:viewBox="0 0 2378 46">
          <text:p/>
        </draw:connector>
        <draw:custom-shape draw:style-name="gr4" draw:text-style-name="P7" xml:id="id17" draw:id="id17" draw:layer="layout" svg:width="2.286cm" svg:height="0.735cm" svg:x="19.826cm" svg:y="6.583cm">
          <text:p text:style-name="P1"><text:span text:style-name="T3">Édi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15" draw:id="id15" draw:layer="layout" svg:width="4.318cm" svg:height="1.671cm" svg:x="23.627cm" svg:y="6.142cm">
          <text:list text:style-name="L1">
            <text:list-item>
              <text:p text:style-name="P5"><text:span text:style-name="T4">Annuler</text:span></text:p>
            </text:list-item>
            <text:list-item>
              <text:p text:style-name="P8"><text:span text:style-name="T4">Restaurer</text:span></text:p>
            </text:list-item>
            <text:list-item>
              <text:p text:style-name="P8"><text:span text:style-name="T4">Fusionner</text:span></text:p>
            </text:list-item>
            <text:list-item>
              <text:p text:style-name="P8"><text:span text:style-name="T4">Changer la couleur</text:span></text:p>
              <text:p text:style-name="P8"><text:span text:style-name="T4">d’un nœud…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23.168cm" svg:y1="2.607cm" svg:x2="23.627cm" svg:y2="6.978cm" draw:start-shape="id5" draw:end-shape="id15" draw:end-glue-point="6" svg:d="M23168 2607h-501v4371h960" svg:viewBox="0 0 961 4372">
          <text:p/>
        </draw:connector>
        <draw:connector draw:style-name="gr14" draw:text-style-name="P10" draw:layer="layout" draw:type="line" svg:x1="16.953cm" svg:y1="6.884cm" svg:x2="19.826cm" svg:y2="6.95cm" draw:start-shape="id16" draw:start-glue-point="10" draw:end-shape="id17" draw:end-glue-point="3" svg:d="M16953 6884l2873 66" svg:viewBox="0 0 2874 67">
          <text:p/>
        </draw:connector>
        <draw:connector draw:style-name="gr6" draw:text-style-name="P1" draw:layer="layout" svg:x1="19.268cm" svg:y1="3.175cm" svg:x2="19.767cm" svg:y2="4.478cm" draw:start-shape="id3" draw:start-glue-point="2" draw:end-shape="id6" draw:end-glue-point="3" svg:d="M19268 3175v1303h499" svg:viewBox="0 0 500 1304">
          <text:p/>
        </draw:connector>
        <draw:connector draw:style-name="gr6" draw:text-style-name="P1" draw:layer="layout" svg:x1="19.268cm" svg:y1="3.175cm" svg:x2="19.826cm" svg:y2="6.95cm" draw:start-shape="id3" draw:start-glue-point="2" draw:end-shape="id17" draw:end-glue-point="3" svg:d="M19268 3175v3775h558" svg:viewBox="0 0 559 3776">
          <text:p/>
        </draw:connector>
        <draw:custom-shape draw:style-name="gr4" draw:text-style-name="P7" xml:id="id14" draw:id="id14" draw:layer="layout" svg:width="2.286cm" svg:height="0.735cm" svg:x="19.826cm" svg:y="9.988cm">
          <text:p text:style-name="P1"><text:span text:style-name="T3">Affich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22.112cm" svg:y1="6.95cm" svg:x2="23.627cm" svg:y2="6.978cm" draw:start-shape="id17" draw:start-glue-point="1" draw:end-shape="id15" draw:end-glue-point="6" svg:d="M22112 6950l1515 28" svg:viewBox="0 0 1516 29">
          <text:p/>
        </draw:connector>
        <draw:custom-shape draw:style-name="gr16" draw:text-style-name="P9" xml:id="id16" draw:id="id16" draw:layer="layout" svg:width="4.553cm" svg:height="0.936cm" svg:x="12.4cm" svg:y="6.416cm">
          <text:list text:style-name="L1">
            <text:list-item>
              <text:p text:style-name="P5"><text:span text:style-name="T4">Tout sélectionner</text:span></text:p>
            </text:list-item>
            <text:list-item>
              <text:p text:style-name="P8"><text:span text:style-name="T4">Copie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9.268cm" svg:y1="3.175cm" svg:x2="19.826cm" svg:y2="10.355cm" draw:start-shape="id3" draw:start-glue-point="2" draw:end-shape="id14" draw:end-glue-point="3" svg:d="M19268 3175v7180h558" svg:viewBox="0 0 559 7181">
          <text:p/>
        </draw:connector>
        <draw:custom-shape draw:style-name="gr17" draw:text-style-name="P9" xml:id="id18" draw:id="id18" draw:layer="layout" svg:width="4.249cm" svg:height="1.404cm" svg:x="23.651cm" svg:y="9.654cm">
          <text:list text:style-name="L1">
            <text:list-item>
              <text:p text:style-name="P5"><text:span text:style-name="T4">Zoom avant</text:span></text:p>
            </text:list-item>
            <text:list-item>
              <text:p text:style-name="P8"><text:span text:style-name="T4">Zoom arrière</text:span></text:p>
            </text:list-item>
            <text:list-item>
              <text:p text:style-name="P8"><text:span text:style-name="T4">Image taille réelle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2.112cm" svg:y1="10.355cm" svg:x2="23.651cm" svg:y2="10.356cm" draw:start-shape="id14" draw:start-glue-point="1" draw:end-shape="id18" draw:end-glue-point="6" svg:d="M22112 10355l1539 1" svg:viewBox="0 0 1540 2">
          <text:p/>
        </draw:connector>
        <draw:connector draw:style-name="gr6" draw:text-style-name="P1" draw:layer="layout" svg:x1="23.168cm" svg:y1="2.607cm" svg:x2="23.651cm" svg:y2="10.356cm" draw:start-shape="id5" draw:start-glue-point="3" draw:end-shape="id18" draw:end-glue-point="6" svg:d="M23168 2607h-501v7749h984" svg:viewBox="0 0 985 7750">
          <text:p/>
        </draw:connector>
        <draw:custom-shape draw:style-name="gr18" draw:text-style-name="P9" xml:id="id13" draw:id="id13" draw:layer="layout" svg:width="5.822cm" svg:height="3.393cm" svg:x="11.627cm" svg:y="8.613cm">
          <text:list text:style-name="L1">
            <text:list-item>
              <text:p text:style-name="P5"><text:span text:style-name="T4">Plein écran</text:span></text:p>
              <text:list>
                <text:list-item>
                  <text:p text:style-name="P5"><text:span text:style-name="T4">Cocher</text:span></text:p>
                </text:list-item>
                <text:list-item>
                  <text:p text:style-name="P5"><text:span text:style-name="T4">Décocher</text:span></text:p>
                </text:list-item>
              </text:list>
            </text:list-item>
            <text:list-item>
              <text:p text:style-name="P8"><text:span text:style-name="T4">Afficher la barre de statuts</text:span></text:p>
              <text:list>
                <text:list-item>
                  <text:p text:style-name="P8"><text:span text:style-name="T4">Cocher</text:span></text:p>
                </text:list-item>
                <text:list-item>
                  <text:p text:style-name="P8"><text:span text:style-name="T4">Décocher</text:span></text:p>
                </text:list-item>
              </text:list>
            </text:list-item>
            <text:list-item>
              <text:p text:style-name="P8"><text:span text:style-name="T4">Afficher la barre d’outils</text:span></text:p>
              <text:list>
                <text:list-item>
                  <text:p text:style-name="P8"><text:span text:style-name="T4">Cocher</text:span></text:p>
                </text:list-item>
                <text:list-item>
                  <text:p text:style-name="P8"><text:span text:style-name="T4">Décocher</text:span></text:p>
                </text:list-item>
              </text:list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19.767cm" svg:y1="18.726cm" svg:x2="16.294cm" svg:y2="18.733cm" draw:start-shape="id4" draw:start-glue-point="3" draw:end-shape="id19" draw:end-glue-point="10" svg:d="M19767 18726l-3473 7" svg:viewBox="0 0 3474 8">
          <text:p/>
        </draw:connector>
        <draw:connector draw:style-name="gr7" draw:text-style-name="P1" draw:layer="layout" svg:x1="19.268cm" svg:y1="3.175cm" svg:x2="19.826cm" svg:y2="17.128cm" draw:start-shape="id3" draw:start-glue-point="2" draw:end-shape="id8" draw:end-glue-point="3" svg:d="M19268 3175v13953h558" svg:viewBox="0 0 559 13954">
          <text:p/>
        </draw:connector>
        <draw:custom-shape draw:style-name="gr19" draw:text-style-name="P6" xml:id="id32" draw:id="id32" draw:layer="layout" svg:width="4.001cm" svg:height="0.802cm" svg:x="1.5cm" svg:y="0.97cm">
          <text:p text:style-name="P5"><text:span text:style-name="T2">Réduire la fenê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xml:id="id31" draw:id="id31" draw:layer="layout" svg:width="3.401cm" svg:height="0.802cm" svg:x="2.1cm" svg:y="0.101cm">
          <text:p text:style-name="P5"><text:span text:style-name="T2">Agrandir la fenêt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line-skew="0.055cm" svg:x1="23.168cm" svg:y1="2.607cm" svg:x2="23.775cm" svg:y2="4.464cm" draw:start-shape="id5" draw:start-glue-point="3" draw:end-shape="id7" draw:end-glue-point="6" svg:d="M23168 2607h-446v1857h1053" svg:viewBox="0 0 1054 1858">
          <text:p/>
        </draw:connector>
        <draw:custom-shape draw:style-name="gr21" draw:text-style-name="P6" draw:layer="layout" svg:width="0.293cm" svg:height="0.334cm" svg:x="0.4cm" svg:y="2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20" draw:id="id20" draw:layer="layout" svg:width="3cm" svg:height="0.701cm" svg:x="36.527cm" svg:y="1.513cm">
          <text:p text:style-name="P1"><text:span text:style-name="T5">Boite de dialogue </text:span></text:p>
          <text:p text:style-name="P1"><text:span text:style-name="T5">‘</text:span><text:span text:style-name="T5">Ouvrir un fichie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svg:x1="28.3cm" svg:y1="4.464cm" svg:x2="36.527cm" svg:y2="1.863cm" draw:start-shape="id7" draw:start-glue-point="10" draw:end-shape="id20" draw:end-glue-point="3" svg:d="M28300 4464h4113v-2601h4114" svg:viewBox="0 0 8228 2602">
          <text:p/>
        </draw:connector>
        <draw:frame draw:style-name="gr24" draw:text-style-name="P12" draw:layer="layout" svg:width="2.7cm" svg:height="0.963cm" svg:x="32.227cm" svg:y="0.813cm">
          <draw:text-box>
            <text:p><text:span text:style-name="T6"><text:s/></text:span></text:p>
            <text:p><text:span text:style-name="T6">tableauOuvrir()</text:span></text:p>
          </draw:text-box>
        </draw:frame>
        <draw:custom-shape draw:style-name="gr25" draw:text-style-name="P11" xml:id="id21" draw:id="id21" draw:layer="layout" svg:width="3.1cm" svg:height="0.8cm" svg:x="36.127cm" svg:y="3.614cm">
          <text:p text:style-name="P1"><text:span text:style-name="T5">Boite de dialogue </text:span></text:p>
          <text:p text:style-name="P1"><text:span text:style-name="T5">‘</text:span><text:span text:style-name="T5">Enregistrer sous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0" draw:layer="layout" draw:line-skew="0.214cm" svg:x1="28.3cm" svg:y1="4.464cm" svg:x2="36.127cm" svg:y2="4.014cm" draw:start-shape="id7" draw:start-glue-point="10" draw:end-shape="id21" draw:end-glue-point="3" svg:d="M28300 4464h4127v-450h3700" svg:viewBox="0 0 7828 451">
          <text:p/>
        </draw:connector>
        <draw:connector draw:style-name="gr12" draw:text-style-name="P10" draw:layer="layout" draw:type="line" svg:x1="39.527cm" svg:y1="1.863cm" svg:x2="41.227cm" svg:y2="1.114cm" draw:start-shape="id20" draw:start-glue-point="1" draw:end-shape="id22" draw:end-glue-point="3" svg:d="M39527 1863l1700-749" svg:viewBox="0 0 1701 750">
          <text:p/>
        </draw:connector>
        <draw:connector draw:style-name="gr12" draw:text-style-name="P10" draw:layer="layout" draw:type="line" svg:x1="39.527cm" svg:y1="1.863cm" svg:x2="41.227cm" svg:y2="2.714cm" draw:start-shape="id20" draw:start-glue-point="1" draw:end-shape="id23" draw:end-glue-point="3" svg:d="M39527 1863l1700 851" svg:viewBox="0 0 1701 852">
          <text:p/>
        </draw:connector>
        <draw:custom-shape draw:style-name="gr26" draw:text-style-name="P11" xml:id="id23" draw:id="id23" draw:layer="layout" svg:width="1.4cm" svg:height="0.8cm" svg:x="41.227cm" svg:y="2.314cm">
          <text:p text:style-name="P1"><text:span text:style-name="T5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xml:id="id22" draw:id="id22" draw:layer="layout" svg:width="1.2cm" svg:height="0.8cm" svg:x="41.227cm" svg:y="0.714cm">
          <text:p text:style-name="P1"><text:span text:style-name="T5">Ouvri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1" xml:id="id26" draw:id="id26" draw:layer="layout" svg:width="1.3cm" svg:height="0.801cm" svg:x="48.727cm" svg:y="4.712cm">
          <text:p text:style-name="P1"><text:span text:style-name="T5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1" xml:id="id27" draw:id="id27" draw:layer="layout" svg:width="1.899cm" svg:height="0.8cm" svg:x="48.327cm" svg:y="3.113cm">
          <text:p text:style-name="P1"><text:span text:style-name="T5">Enregistrer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3" draw:layer="layout" svg:width="4.325cm" svg:height="1.319cm" svg:x="32.227cm" svg:y="3.994cm">
          <draw:text-box>
            <text:p><text:span text:style-name="T6"/></text:p>
            <text:p><text:span text:style-name="T6"><text:s/></text:span><text:span text:style-name="T6">enregistrerSous()</text:span></text:p>
          </draw:text-box>
        </draw:frame>
        <draw:connector draw:style-name="gr31" draw:text-style-name="P14" draw:layer="layout" svg:x1="28.3cm" svg:y1="4.464cm" svg:x2="22.406cm" svg:y2="1.538cm" draw:start-shape="id7" draw:start-glue-point="10" draw:end-shape="id2" draw:end-glue-point="1" svg:d="M28300 4464h500v-2926h-6394" svg:viewBox="0 0 6395 2927">
          <text:p/>
        </draw:connector>
        <draw:frame draw:style-name="gr24" draw:text-style-name="P13" draw:layer="layout" svg:width="8.7cm" svg:height="0.963cm" svg:x="22.627cm" svg:y="1.013cm">
          <draw:text-box>
            <text:p><text:span text:style-name="T6"><text:s/></text:span><text:span text:style-name="T6">Sauvegarder() &amp; tableauAleatoire() &amp; Exporter()</text:span></text:p>
          </draw:text-box>
        </draw:frame>
        <draw:connector draw:style-name="gr32" draw:text-style-name="P10" draw:layer="layout" draw:line-skew="0.4cm" svg:x1="41.827cm" svg:y1="0.714cm" svg:x2="21.262cm" svg:y2="1.17cm" draw:start-shape="id22" draw:start-glue-point="0" draw:end-shape="id2" svg:d="M41827 714v-101h-20565v557" svg:viewBox="0 0 20566 558">
          <text:p/>
        </draw:connector>
        <draw:frame draw:style-name="gr24" draw:text-style-name="P15" draw:layer="layout" svg:width="5.503cm" svg:height="0.963cm" svg:x="30.727cm" svg:y="0.05cm">
          <draw:text-box>
            <text:p><text:span text:style-name="T7">Retour attendu : Chemin du fichier <text:s/></text:span></text:p>
          </draw:text-box>
        </draw:frame>
        <draw:custom-shape draw:style-name="gr22" draw:text-style-name="P11" xml:id="id24" draw:id="id24" draw:layer="layout" svg:width="3cm" svg:height="0.701cm" svg:x="4.827cm" svg:y="3.512cm">
          <text:p text:style-name="P1"><text:span text:style-name="T5">Boite de dialogue </text:span></text:p>
          <text:p text:style-name="P1"><text:span text:style-name="T5">‘</text:span><text:span text:style-name="T5">Aperçu du graphe’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1" xml:id="id25" draw:id="id25" draw:layer="layout" svg:width="3.2cm" svg:height="0.791cm" svg:x="4.627cm" svg:y="4.613cm">
          <text:p text:style-name="P1"><text:span text:style-name="T5">Boite de Dialogue </text:span></text:p>
          <text:p text:style-name="P1"><text:span text:style-name="T5">‘</text:span><text:span text:style-name="T5">Imprime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4" draw:layer="layout" svg:x1="12.5cm" svg:y1="4.479cm" svg:x2="7.827cm" svg:y2="3.862cm" draw:start-shape="id10" draw:start-glue-point="6" draw:end-shape="id24" draw:end-glue-point="1" svg:d="M12500 4479h-2337v-617h-2336" svg:viewBox="0 0 4674 618">
          <text:p/>
        </draw:connector>
        <draw:connector draw:style-name="gr31" draw:text-style-name="P14" draw:layer="layout" svg:x1="12.5cm" svg:y1="4.479cm" svg:x2="7.827cm" svg:y2="5.008cm" draw:start-shape="id10" draw:start-glue-point="6" draw:end-shape="id25" draw:end-glue-point="1" svg:d="M12500 4479h-2337v529h-2336" svg:viewBox="0 0 4674 530">
          <text:p/>
        </draw:connector>
        <draw:connector draw:style-name="gr34" draw:text-style-name="P10" draw:layer="layout" draw:type="line" svg:x1="4.627cm" svg:y1="5.008cm" svg:x2="1.428cm" svg:y2="5.001cm" draw:start-shape="id25" draw:start-glue-point="3" svg:d="M4627 5008l-3199-7" svg:viewBox="0 0 3200 8">
          <text:p/>
        </draw:connector>
        <draw:frame draw:style-name="gr35" draw:text-style-name="P12" draw:layer="layout" svg:width="2.7cm" svg:height="0.963cm" svg:x="8.227cm" svg:y="3.513cm">
          <draw:text-box>
            <text:p><text:span text:style-name="T6"><text:s/></text:span></text:p>
            <text:p><text:span text:style-name="T6">Apercu()</text:span></text:p>
          </draw:text-box>
        </draw:frame>
        <draw:frame draw:style-name="gr24" draw:text-style-name="P12" draw:layer="layout" svg:width="2.7cm" svg:height="0.963cm" svg:x="7.727cm" svg:y="4.95cm">
          <draw:text-box>
            <text:p><text:span text:style-name="T6"><text:s/></text:span></text:p>
            <text:p><text:span text:style-name="T6">Imprimer()</text:span></text:p>
          </draw:text-box>
        </draw:frame>
        <draw:frame draw:style-name="gr36" draw:text-style-name="P12" draw:layer="layout" svg:width="2.89cm" svg:height="1.319cm" svg:x="2.261cm" svg:y="4.794cm">
          <draw:text-box>
            <text:p><text:span text:style-name="T6"><text:s/></text:span></text:p>
            <text:p><text:span text:style-name="T6">Vers l’imprimante</text:span></text:p>
          </draw:text-box>
        </draw:frame>
        <draw:connector draw:style-name="gr37" draw:text-style-name="P10" draw:layer="layout" draw:type="line" svg:x1="42.627cm" svg:y1="2.714cm" svg:x2="44.847cm" svg:y2="2.726cm" draw:start-shape="id23" draw:start-glue-point="1" svg:d="M42627 2714l2220 12" svg:viewBox="0 0 2221 13">
          <text:p/>
        </draw:connector>
        <draw:frame draw:style-name="gr38" draw:text-style-name="P13" draw:layer="layout" svg:width="1.744cm" svg:height="0.608cm" svg:x="42.683cm" svg:y="2.213cm">
          <draw:text-box>
            <text:p><text:span text:style-name="T7">return 0</text:span></text:p>
          </draw:text-box>
        </draw:frame>
        <draw:connector draw:style-name="gr37" draw:text-style-name="P10" draw:layer="layout" draw:type="line" svg:x1="50.027cm" svg:y1="5.112cm" svg:x2="52.229cm" svg:y2="5.076cm" draw:start-shape="id26" draw:start-glue-point="1" svg:d="M50027 5112l2202-36" svg:viewBox="0 0 2203 37">
          <text:p/>
        </draw:connector>
        <draw:frame draw:style-name="gr38" draw:text-style-name="P13" draw:layer="layout" svg:width="1.744cm" svg:height="0.608cm" svg:x="50.027cm" svg:y="4.513cm">
          <draw:text-box>
            <text:p><text:span text:style-name="T7">return 0</text:span></text:p>
          </draw:text-box>
        </draw:frame>
        <draw:connector draw:style-name="gr37" draw:text-style-name="P10" draw:layer="layout" draw:type="line" svg:x1="50.226cm" svg:y1="3.513cm" svg:x2="57.328cm" svg:y2="3.488cm" draw:start-shape="id27" draw:start-glue-point="1" svg:d="M50226 3513l7102-25" svg:viewBox="0 0 7103 26">
          <text:p/>
        </draw:connector>
        <draw:frame draw:style-name="gr30" draw:text-style-name="P13" draw:layer="layout" svg:width="6cm" svg:height="1.319cm" svg:x="50.627cm" svg:y="2.894cm">
          <draw:text-box>
            <text:p><text:span text:style-name="T7">Tableau et graphe sont transformé en </text:span></text:p>
            <text:p><text:span text:style-name="T7"/></text:p>
            <text:p><text:span text:style-name="T7">fichier de sauvegarde .gret</text:span></text:p>
          </draw:text-box>
        </draw:frame>
        <draw:custom-shape draw:style-name="gr25" draw:text-style-name="P11" xml:id="id28" draw:id="id28" draw:layer="layout" svg:width="3.1cm" svg:height="0.8cm" svg:x="34.927cm" svg:y="7.013cm">
          <text:p text:style-name="P1"><text:span text:style-name="T5">Boite de dialogue </text:span></text:p>
          <text:p text:style-name="P1"><text:span text:style-name="T5">‘</text:span><text:span text:style-name="T5">Choisir une couleur’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4" draw:layer="layout" draw:line-skew="1.299cm" svg:x1="27.945cm" svg:y1="6.978cm" svg:x2="22.406cm" svg:y2="1.538cm" draw:start-shape="id15" draw:start-glue-point="10" draw:end-shape="id2" draw:end-glue-point="1" svg:d="M27945 6978h1800v-5440h-7339" svg:viewBox="0 0 7340 5441">
          <text:p/>
        </draw:connector>
        <draw:frame draw:style-name="gr30" draw:text-style-name="P12" draw:layer="layout" svg:width="2.9cm" svg:height="1.319cm" svg:x="27.827cm" svg:y="5.713cm">
          <draw:text-box>
            <text:p><text:span text:style-name="T6">Annuler()</text:span></text:p>
            <text:p><text:span text:style-name="T6">Restaurer()</text:span></text:p>
            <text:p><text:span text:style-name="T6">Fusionner()</text:span></text:p>
          </draw:text-box>
        </draw:frame>
        <draw:connector draw:style-name="gr37" draw:text-style-name="P10" draw:layer="layout" draw:type="line" svg:x1="4.827cm" svg:y1="3.862cm" svg:x2="2.09cm" svg:y2="3.802cm" draw:start-shape="id24" draw:start-glue-point="3" svg:d="M4827 3862l-2737-60" svg:viewBox="0 0 2738 61">
          <text:p/>
        </draw:connector>
        <draw:frame draw:style-name="gr38" draw:text-style-name="P13" draw:layer="layout" svg:width="1.744cm" svg:height="0.608cm" svg:x="2.627cm" svg:y="3.305cm">
          <draw:text-box>
            <text:p><text:span text:style-name="T7">return 0</text:span></text:p>
          </draw:text-box>
        </draw:frame>
        <draw:connector draw:style-name="gr23" draw:text-style-name="P10" draw:layer="layout" svg:x1="27.945cm" svg:y1="6.978cm" svg:x2="34.927cm" svg:y2="7.413cm" draw:start-shape="id15" draw:start-glue-point="10" draw:end-shape="id28" draw:end-glue-point="3" svg:d="M27945 6978h3491v435h3491" svg:viewBox="0 0 6983 436">
          <text:p/>
        </draw:connector>
        <draw:frame draw:style-name="gr30" draw:text-style-name="P13" draw:layer="layout" svg:width="4.325cm" svg:height="1.319cm" svg:x="31.627cm" svg:y="6.394cm">
          <draw:text-box>
            <text:p><text:span text:style-name="T6"/></text:p>
            <text:p><text:span text:style-name="T6"><text:s/></text:span><text:span text:style-name="T6">choixCouleurs()</text:span></text:p>
          </draw:text-box>
        </draw:frame>
        <draw:custom-shape draw:style-name="gr29" draw:text-style-name="P11" xml:id="id29" draw:id="id29" draw:layer="layout" svg:width="1.899cm" svg:height="0.8cm" svg:x="40.527cm" svg:y="6.313cm">
          <text:p text:style-name="P1"><text:span text:style-name="T5">Ok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1" xml:id="id30" draw:id="id30" draw:layer="layout" svg:width="1.899cm" svg:height="0.8cm" svg:x="40.627cm" svg:y="7.714cm">
          <text:p text:style-name="P1"><text:span text:style-name="T5">Ann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line" svg:x1="38.027cm" svg:y1="7.413cm" svg:x2="40.527cm" svg:y2="6.713cm" draw:start-shape="id28" draw:start-glue-point="1" draw:end-shape="id29" draw:end-glue-point="3" svg:d="M38027 7413l2500-700" svg:viewBox="0 0 2501 701">
          <text:p/>
        </draw:connector>
        <draw:connector draw:style-name="gr12" draw:text-style-name="P10" draw:layer="layout" draw:type="line" svg:x1="38.027cm" svg:y1="7.413cm" svg:x2="40.627cm" svg:y2="8.114cm" draw:start-shape="id28" draw:start-glue-point="1" draw:end-shape="id30" draw:end-glue-point="3" svg:d="M38027 7413l2600 701" svg:viewBox="0 0 2601 702">
          <text:p/>
        </draw:connector>
        <draw:connector draw:style-name="gr37" draw:text-style-name="P10" draw:layer="layout" draw:type="line" svg:x1="42.526cm" svg:y1="8.114cm" svg:x2="45.229cm" svg:y2="8.077cm" draw:start-shape="id30" svg:d="M42526 8114l2703-37" svg:viewBox="0 0 2704 38">
          <text:p/>
        </draw:connector>
        <draw:frame draw:style-name="gr39" draw:text-style-name="P13" draw:layer="layout" svg:width="1.744cm" svg:height="0.607cm" svg:x="42.783cm" svg:y="8.113cm">
          <draw:text-box>
            <text:p><text:span text:style-name="T7">return 0</text:span></text:p>
          </draw:text-box>
        </draw:frame>
        <draw:connector draw:style-name="gr40" draw:text-style-name="P10" draw:layer="layout" draw:line-skew="2.7cm" svg:x1="42.426cm" svg:y1="6.713cm" svg:x2="36.619cm" svg:y2="0.609cm" draw:start-shape="id29" draw:start-glue-point="1" svg:d="M42426 6713h3201v-6104h-9008" svg:viewBox="0 0 9009 6105">
          <text:p/>
        </draw:connector>
        <draw:frame draw:style-name="gr30" draw:text-style-name="P13" draw:layer="layout" svg:width="5.2cm" svg:height="1.319cm" svg:x="42.427cm" svg:y="6.113cm">
          <draw:text-box>
            <text:p><text:span text:style-name="T7">Retour attendu :</text:span></text:p>
            <text:p><text:span text:style-name="T7"><text:s/></text:span></text:p>
            <text:p><text:span text:style-name="T7">couleur du nœud du sélectionné </text:span></text:p>
          </draw:text-box>
        </draw:frame>
        <draw:connector draw:style-name="gr41" draw:text-style-name="P10" draw:layer="layout" draw:line-skew="-4.582cm" svg:x1="20.119cm" svg:y1="1.538cm" svg:x2="5.501cm" svg:y2="0.502cm" draw:start-shape="id2" draw:start-glue-point="3" draw:end-shape="id31" draw:end-glue-point="10" svg:d="M20119 1538h-11892v-1036h-2726" svg:viewBox="0 0 14619 1037">
          <text:p/>
        </draw:connector>
        <draw:connector draw:style-name="gr41" draw:text-style-name="P10" draw:layer="layout" draw:line-skew="-4.582cm" svg:x1="20.119cm" svg:y1="1.538cm" svg:x2="5.501cm" svg:y2="1.371cm" draw:start-shape="id2" draw:start-glue-point="3" draw:end-shape="id32" draw:end-glue-point="10" svg:d="M20119 1538h-11892v-167h-2726" svg:viewBox="0 0 14619 168">
          <text:p/>
        </draw:connector>
        <draw:connector draw:style-name="gr41" draw:text-style-name="P10" draw:layer="layout" draw:line-skew="-4.613cm" svg:x1="20.119cm" svg:y1="1.538cm" svg:x2="5.56cm" svg:y2="2.24cm" draw:start-shape="id2" draw:start-glue-point="3" draw:end-shape="id12" draw:end-glue-point="10" svg:d="M20119 1538h-11892v702h-2667" svg:viewBox="0 0 14560 703">
          <text:p/>
        </draw:connector>
        <draw:connector draw:style-name="gr34" draw:text-style-name="P10" draw:layer="layout" svg:x1="12.4cm" svg:y1="6.884cm" svg:x2="21.262cm" svg:y2="1.17cm" draw:start-shape="id16" draw:start-glue-point="6" draw:end-shape="id33" draw:end-glue-point="3" svg:d="M12400 6884h-503v-5714h9365" svg:viewBox="0 0 9366 5715">
          <text:p/>
        </draw:connector>
        <draw:frame draw:style-name="gr24" draw:text-style-name="P13" draw:layer="layout" svg:width="8.7cm" svg:height="0.963cm" svg:x="12.727cm" svg:y="0.55cm">
          <draw:text-box>
            <text:p><text:span text:style-name="T6"><text:s/></text:span><text:span text:style-name="T6">selectionnerTout()() &amp; copier() </text:span></text:p>
          </draw:text-box>
        </draw:frame>
        <draw:connector draw:style-name="gr41" draw:text-style-name="P10" draw:layer="layout" draw:line-skew="2.85cm" svg:x1="39.227cm" svg:y1="4.014cm" svg:x2="48.327cm" svg:y2="3.513cm" draw:start-shape="id21" draw:start-glue-point="1" draw:end-shape="id27" draw:end-glue-point="3" svg:d="M39227 4014h7400v-501h1700" svg:viewBox="0 0 9101 502">
          <text:p/>
        </draw:connector>
        <draw:connector draw:style-name="gr41" draw:text-style-name="P10" draw:layer="layout" draw:line-skew="2.649cm" svg:x1="39.227cm" svg:y1="4.014cm" svg:x2="48.727cm" svg:y2="5.112cm" draw:start-shape="id21" draw:start-glue-point="1" draw:end-shape="id26" draw:end-glue-point="3" svg:d="M39227 4014h7400v1098h2100" svg:viewBox="0 0 9501 1099">
          <text:p/>
        </draw:connector>
        <draw:connector draw:style-name="gr31" draw:text-style-name="P14" draw:layer="layout" draw:line-skew="2.527cm" svg:x1="27.9cm" svg:y1="10.356cm" svg:x2="22.406cm" svg:y2="1.538cm" draw:start-shape="id18" draw:start-glue-point="10" draw:end-shape="id2" draw:end-glue-point="1" svg:d="M27900 10356h3027v-8818h-8521" svg:viewBox="0 0 8522 88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13cm" fo:margin-bottom="0cm" fo:margin-left="0.027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14:52:53.030006259</meta:creation-date>
    <dc:date>2020-02-13T11:49:14.686057277</dc:date>
    <meta:editing-duration>PT2H55M37S</meta:editing-duration>
    <meta:editing-cycles>29</meta:editing-cycles>
    <meta:generator>LibreOffice/6.2.8.2$Linux_X86_64 LibreOffice_project/20$Build-2</meta:generator>
    <meta:document-statistic meta:object-count="96"/>
  </office:meta>
</office:document-meta>
</file>